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T2_67" style:family="text"/>
    <style:style style:name="T2_68" style:family="text"/>
    <style:style style:name="T2_69" style:family="text"/>
    <style:style style:name="T2_70" style:family="text"/>
    <style:style style:name="T2_71" style:family="text"/>
    <style:style style:name="T2_72" style:family="text"/>
    <style:style style:name="T2_73" style:family="text"/>
    <style:style style:name="T2_74" style:family="text"/>
    <style:style style:name="T2_75" style:family="text"/>
    <style:style style:name="T2_76" style:family="text"/>
    <style:style style:name="T2_77" style:family="text"/>
    <style:style style:name="T2_78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>
      <style:text-properties fo:color="#1155cc" style:text-underline-style="solid" style:text-underline-color="font-color"/>
    </style:style>
    <style:style style:name="T4_5" style:family="text"/>
    <style:style style:name="T4_6" style:family="text">
      <style:text-properties fo:color="#1155cc" style:text-underline-style="solid" style:text-underline-color="font-color"/>
    </style:style>
    <style:style style:name="T4_7" style:family="text"/>
    <style:style style:name="T4_8" style:family="text">
      <style:text-properties fo:color="#1155cc" style:text-underline-style="solid" style:text-underline-color="font-color"/>
    </style:style>
    <style:style style:name="T4_9" style:family="text"/>
    <style:style style:name="T4_10" style:family="text">
      <style:text-properties fo:color="#1155cc" style:text-underline-style="solid" style:text-underline-color="font-color"/>
    </style:style>
    <style:style style:name="T4_11" style:family="text"/>
    <style:style style:name="T4_12" style:family="text">
      <style:text-properties fo:color="#1155cc" style:text-underline-style="solid" style:text-underline-color="font-color"/>
    </style:style>
    <style:style style:name="T4_13" style:family="text"/>
    <style:style style:name="T4_14" style:family="text">
      <style:text-properties fo:color="#1155cc" style:text-underline-style="solid" style:text-underline-color="font-color"/>
    </style:style>
    <style:style style:name="T4_15" style:family="text"/>
    <style:style style:name="T4_16" style:family="text">
      <style:text-properties fo:color="#1155cc" style:text-underline-style="solid" style:text-underline-color="font-color"/>
    </style:style>
    <style:style style:name="T4_17" style:family="text"/>
    <style:style style:name="T4_18" style:family="text">
      <style:text-properties fo:color="#1155cc" style:text-underline-style="solid" style:text-underline-color="font-color"/>
    </style:style>
    <style:style style:name="T4_19" style:family="text"/>
    <style:style style:name="T4_20" style:family="text">
      <style:text-properties fo:color="#1155cc" style:text-underline-style="solid" style:text-underline-color="font-color"/>
    </style:style>
    <style:style style:name="T4_21" style:family="text"/>
    <style:style style:name="T4_22" style:family="text">
      <style:text-properties fo:color="#1155cc" style:text-underline-style="solid" style:text-underline-color="font-color"/>
    </style:style>
    <style:style style:name="T4_23" style:family="text"/>
    <style:style style:name="T4_24" style:family="text">
      <style:text-properties fo:color="#1155cc" style:text-underline-style="solid" style:text-underline-color="font-color"/>
    </style:style>
    <style:style style:name="T4_25" style:family="text"/>
    <style:style style:name="T4_26" style:family="text">
      <style:text-properties fo:color="#1155cc" style:text-underline-style="solid" style:text-underline-color="font-color"/>
    </style:style>
    <style:style style:name="T4_27" style:family="text"/>
    <style:style style:name="T4_28" style:family="text">
      <style:text-properties fo:color="#1155cc" style:text-underline-style="solid" style:text-underline-color="font-color"/>
    </style:style>
    <style:style style:name="T4_29" style:family="text"/>
    <style:style style:name="T4_30" style:family="text">
      <style:text-properties fo:color="#1155cc" style:text-underline-style="solid" style:text-underline-color="font-color"/>
    </style:style>
    <style:style style:name="T4_31" style:family="text"/>
    <style:style style:name="T4_32" style:family="text">
      <style:text-properties fo:color="#1155cc" style:text-underline-style="solid" style:text-underline-color="font-color"/>
    </style:style>
    <style:style style:name="T4_33" style:family="text"/>
    <style:style style:name="T4_34" style:family="text">
      <style:text-properties fo:color="#1155cc" style:text-underline-style="solid" style:text-underline-color="font-color"/>
    </style:style>
    <style:style style:name="T4_35" style:family="text"/>
    <style:style style:name="T4_36" style:family="text">
      <style:text-properties fo:color="#1155cc" style:text-underline-style="solid" style:text-underline-color="font-color"/>
    </style:style>
    <style:style style:name="T4_37" style:family="text"/>
    <style:style style:name="T4_38" style:family="text">
      <style:text-properties fo:color="#1155cc" style:text-underline-style="solid" style:text-underline-color="font-color"/>
    </style:style>
    <style:style style:name="T4_39" style:family="text"/>
    <style:style style:name="T4_40" style:family="text">
      <style:text-properties fo:color="#1155cc" style:text-underline-style="solid" style:text-underline-color="font-color"/>
    </style:style>
    <style:style style:name="P5" style:family="paragraph" style:parent-style-name="Standard">
      <style:paragraph-properties fo:break-before="auto" fo:line-height="115%" style:writing-mode="lr-tb"/>
    </style:style>
  </office:automatic-styles>
  <office:body>
    <office:text>
      <text:h text:style-name="P1" text:outline-level="10"><text:bookmark-start text:name="h.ayszzhy1qn2w"/><text:bookmark-end text:name="h.ayszzhy1qn2w"/><text:span text:style-name="T1_1">Referaatti</text:span><text:span text:style-name="T1_2"><text:s/>-<text:s/></text:span><text:span text:style-name="T1_3">kuvaus</text:span></text:h>
      <text:p text:style-name="P2"><text:span text:style-name="T2_1">Ketterät</text:span><text:span text:style-name="T2_2"><text:s/></text:span><text:span text:style-name="T2_3">metodit</text:span><text:span text:style-name="T2_4"><text:s/></text:span><text:span text:style-name="T2_5">ja</text:span><text:span text:style-name="T2_6"><text:s/></text:span><text:span text:style-name="T2_7">avoimen</text:span><text:span text:style-name="T2_8"><text:s/></text:span><text:span text:style-name="T2_9">lähdekoodin</text:span><text:span text:style-name="T2_10"><text:s/></text:span><text:span text:style-name="T2_11">ohjelmistokehitys</text:span><text:span text:style-name="T2_12"><text:s/></text:span><text:span text:style-name="T2_13">ovat</text:span><text:span text:style-name="T2_14"><text:s/></text:span><text:span text:style-name="T2_15">kulttuureina</text:span><text:span text:style-name="T2_16"><text:s/></text:span><text:span text:style-name="T2_17">lähellä</text:span><text:span text:style-name="T2_18"><text:s/></text:span><text:span text:style-name="T2_19">toisiaan</text:span><text:span text:style-name="T2_20">,<text:s/></text:span><text:span text:style-name="T2_21">mutta</text:span><text:span text:style-name="T2_22"><text:s/></text:span><text:span text:style-name="T2_23">ratkovat</text:span><text:span text:style-name="T2_24"><text:s/></text:span><text:span text:style-name="T2_25">ongelmia</text:span><text:span text:style-name="T2_26"><text:s/></text:span><text:span text:style-name="T2_27">eri</text:span><text:span text:style-name="T2_28"><text:s/></text:span><text:span text:style-name="T2_29">näkökulmista</text:span><text:span text:style-name="T2_30">.<text:s/></text:span><text:span text:style-name="T2_31">Artikkeli</text:span><text:span text:style-name="T2_32"><text:s/></text:span><text:span text:style-name="T2_33">tuo</text:span><text:span text:style-name="T2_34"><text:s/></text:span><text:span text:style-name="T2_35">esiin</text:span><text:span text:style-name="T2_36"><text:s/></text:span><text:span text:style-name="T2_37">esteitä</text:span><text:span text:style-name="T2_38">,<text:s/></text:span><text:span text:style-name="T2_39">mitkä</text:span><text:span text:style-name="T2_40"><text:s/></text:span><text:span text:style-name="T2_41">erottaa</text:span><text:span text:style-name="T2_42"><text:s/></text:span><text:span text:style-name="T2_43">nämä</text:span><text:span text:style-name="T2_44"><text:s/></text:span><text:span text:style-name="T2_45">yhteisöt</text:span><text:span text:style-name="T2_46"><text:s/></text:span><text:span text:style-name="T2_47">toisistaan</text:span><text:span text:style-name="T2_48">.<text:s/></text:span><text:span text:style-name="T2_49">Se</text:span><text:span text:style-name="T2_50"><text:s/></text:span><text:span text:style-name="T2_51">pyrkii</text:span><text:span text:style-name="T2_52"><text:s/></text:span><text:span text:style-name="T2_53">tuomaan</text:span><text:span text:style-name="T2_54"><text:s/></text:span><text:span text:style-name="T2_55">esiin</text:span><text:span text:style-name="T2_56"><text:s/></text:span><text:span text:style-name="T2_57">molempien</text:span><text:span text:style-name="T2_58"><text:s/></text:span><text:span text:style-name="T2_59">parhaita</text:span><text:span text:style-name="T2_60"><text:s/></text:span><text:span text:style-name="T2_61">puolia</text:span><text:span text:style-name="T2_62"><text:s/></text:span><text:span text:style-name="T2_63">sekä</text:span><text:span text:style-name="T2_64"><text:s/></text:span><text:span text:style-name="T2_65">ehdottaa</text:span><text:span text:style-name="T2_66"><text:s/></text:span><text:span text:style-name="T2_67">työkaluja</text:span><text:span text:style-name="T2_68"><text:s/></text:span><text:span text:style-name="T2_69">ja</text:span><text:span text:style-name="T2_70"><text:s/></text:span><text:span text:style-name="T2_71">prosesseja</text:span><text:span text:style-name="T2_72"><text:s/></text:span><text:span text:style-name="T2_73">edistääkseen</text:span><text:span text:style-name="T2_74"><text:s/></text:span><text:span text:style-name="T2_75">niitä</text:span><text:span text:style-name="T2_76"><text:s/></text:span><text:span text:style-name="T2_77">edelleen</text:span><text:span text:style-name="T2_78">.</text:span></text:p>
      <text:p text:style-name="P3"/>
      <text:p text:style-name="P4"><text:span text:style-name="T4_1">lähde</text:span><text:span text:style-name="T4_2">:<text:s/></text:span><text:span text:style-name="T4_3"><text:a xlink:type="simple" xlink:href="http://lens.cos.ufrj.br:8080/eselaw/proceedings/eselaw_2008/papers_2008/50416.pdf"><text:span text:style-name="T4_4">http</text:span></text:a></text:span><text:span text:style-name="T4_5"><text:a xlink:type="simple" xlink:href="http://lens.cos.ufrj.br:8080/eselaw/proceedings/eselaw_2008/papers_2008/50416.pdf"><text:span text:style-name="T4_6">://</text:span></text:a></text:span><text:span text:style-name="T4_7"><text:a xlink:type="simple" xlink:href="http://lens.cos.ufrj.br:8080/eselaw/proceedings/eselaw_2008/papers_2008/50416.pdf"><text:span text:style-name="T4_8">lens</text:span></text:a></text:span><text:span text:style-name="T4_9"><text:a xlink:type="simple" xlink:href="http://lens.cos.ufrj.br:8080/eselaw/proceedings/eselaw_2008/papers_2008/50416.pdf"><text:span text:style-name="T4_10">.</text:span></text:a></text:span><text:span text:style-name="T4_11"><text:a xlink:type="simple" xlink:href="http://lens.cos.ufrj.br:8080/eselaw/proceedings/eselaw_2008/papers_2008/50416.pdf"><text:span text:style-name="T4_12">cos</text:span></text:a></text:span><text:span text:style-name="T4_13"><text:a xlink:type="simple" xlink:href="http://lens.cos.ufrj.br:8080/eselaw/proceedings/eselaw_2008/papers_2008/50416.pdf"><text:span text:style-name="T4_14">.</text:span></text:a></text:span><text:span text:style-name="T4_15"><text:a xlink:type="simple" xlink:href="http://lens.cos.ufrj.br:8080/eselaw/proceedings/eselaw_2008/papers_2008/50416.pdf"><text:span text:style-name="T4_16">ufrj</text:span></text:a></text:span><text:span text:style-name="T4_17"><text:a xlink:type="simple" xlink:href="http://lens.cos.ufrj.br:8080/eselaw/proceedings/eselaw_2008/papers_2008/50416.pdf"><text:span text:style-name="T4_18">.</text:span></text:a></text:span><text:span text:style-name="T4_19"><text:a xlink:type="simple" xlink:href="http://lens.cos.ufrj.br:8080/eselaw/proceedings/eselaw_2008/papers_2008/50416.pdf"><text:span text:style-name="T4_20">br</text:span></text:a></text:span><text:span text:style-name="T4_21"><text:a xlink:type="simple" xlink:href="http://lens.cos.ufrj.br:8080/eselaw/proceedings/eselaw_2008/papers_2008/50416.pdf"><text:span text:style-name="T4_22">:8080/</text:span></text:a></text:span><text:span text:style-name="T4_23"><text:a xlink:type="simple" xlink:href="http://lens.cos.ufrj.br:8080/eselaw/proceedings/eselaw_2008/papers_2008/50416.pdf"><text:span text:style-name="T4_24">eselaw</text:span></text:a></text:span><text:span text:style-name="T4_25"><text:a xlink:type="simple" xlink:href="http://lens.cos.ufrj.br:8080/eselaw/proceedings/eselaw_2008/papers_2008/50416.pdf"><text:span text:style-name="T4_26">/</text:span></text:a></text:span><text:span text:style-name="T4_27"><text:a xlink:type="simple" xlink:href="http://lens.cos.ufrj.br:8080/eselaw/proceedings/eselaw_2008/papers_2008/50416.pdf"><text:span text:style-name="T4_28">proceedings</text:span></text:a></text:span><text:span text:style-name="T4_29"><text:a xlink:type="simple" xlink:href="http://lens.cos.ufrj.br:8080/eselaw/proceedings/eselaw_2008/papers_2008/50416.pdf"><text:span text:style-name="T4_30">/</text:span></text:a></text:span><text:span text:style-name="T4_31"><text:a xlink:type="simple" xlink:href="http://lens.cos.ufrj.br:8080/eselaw/proceedings/eselaw_2008/papers_2008/50416.pdf"><text:span text:style-name="T4_32">eselaw</text:span></text:a></text:span><text:span text:style-name="T4_33"><text:a xlink:type="simple" xlink:href="http://lens.cos.ufrj.br:8080/eselaw/proceedings/eselaw_2008/papers_2008/50416.pdf"><text:span text:style-name="T4_34">_2008/</text:span></text:a></text:span><text:span text:style-name="T4_35"><text:a xlink:type="simple" xlink:href="http://lens.cos.ufrj.br:8080/eselaw/proceedings/eselaw_2008/papers_2008/50416.pdf"><text:span text:style-name="T4_36">papers</text:span></text:a></text:span><text:span text:style-name="T4_37"><text:a xlink:type="simple" xlink:href="http://lens.cos.ufrj.br:8080/eselaw/proceedings/eselaw_2008/papers_2008/50416.pdf"><text:span text:style-name="T4_38">_2008/50416.</text:span></text:a></text:span><text:span text:style-name="T4_39"><text:a xlink:type="simple" xlink:href="http://lens.cos.ufrj.br:8080/eselaw/proceedings/eselaw_2008/papers_2008/50416.pdf"><text:span text:style-name="T4_40">pdf</text:span></text:a>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